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7T21:16:23.732239" calcext:value-type="date">
            <text:p>3/27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 | G135</text:p>
          </table:table-cell>
          <table:table-cell table:style-name="ce19" office:value-type="string" calcext:value-type="string">
            <text:p>G840 | R365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7T21:17:32.319737" calcext:value-type="date">
            <text:p>3/27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7T21:17:32.319865" calcext:value-type="date">
            <text:p>3/27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3-27T21:17:32.601769" calcext:value-type="date">
            <text:p>3/27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7T21:17:32.319983" calcext:value-type="date">
            <text:p>3/27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0:27:40.969117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3-27T21:17:32.220678970</dc:date>
    <meta:print-date>2011-03-18T12:21:47</meta:print-date>
    <meta:editing-cycles>94</meta:editing-cycles>
    <meta:editing-duration>PT14H36M12S</meta:editing-duration>
    <meta:generator>LibreOffice/4.3.3.2$Linux_X86_64 LibreOffice_project/430m0$Build-2</meta:generator>
    <meta:document-statistic meta:table-count="5" meta:cell-count="561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